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left" draw:textarea-vertical-align="top"/>
    </style:style>
    <style:style style:name="gr2" style:family="graphic" style:parent-style-name="standard">
      <style:graphic-properties draw:fill="solid" draw:fill-color="#e6e6e6" draw:textarea-vertical-align="top"/>
    </style:style>
    <style:style style:name="gr3" style:family="graphic" style:parent-style-name="standard">
      <style:graphic-properties draw:fill="solid" draw:fill-color="#b3b3b3" draw:textarea-horizontal-align="left" draw:textarea-vertical-align="top"/>
    </style:style>
    <style:style style:name="gr4" style:family="graphic" style:parent-style-name="standard">
      <style:graphic-properties draw:fill="solid" draw:fill-color="#b3b3b3" draw:textarea-vertical-align="top"/>
    </style:style>
    <style:style style:name="gr5" style:family="graphic" style:parent-style-name="standard">
      <style:graphic-properties draw:stroke="none" svg:stroke-color="#000000" draw:fill="none" draw:fill-color="#ffffff" fo:min-height="0.93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e6e6e6"/>
      <style:paragraph-properties fo:margin-left="0cm" fo:margin-right="0cm" fo:text-align="center" fo:text-indent="0cm"/>
    </style:style>
    <style:style style:name="P3" style:family="paragraph">
      <loext:graphic-properties draw:fill="solid" draw:fill-color="#b3b3b3"/>
      <style:paragraph-properties fo:margin-left="0cm" fo:margin-right="0cm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</style:style>
    <style:style style:name="P5" style:family="paragraph">
      <loext:graphic-properties draw:fill="solid" draw:fill-color="#e6e6e6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6" style:family="paragraph">
      <loext:graphic-properties draw:fill="solid" draw:fill-color="#b3b3b3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7.5cm" svg:height="12.5cm" svg:x="2cm" svg:y="1.2cm">
          <text:p text:style-name="P1">EntityApplicationPanel</text:p>
        </draw:rect>
        <draw:rect draw:style-name="gr2" draw:text-style-name="P2" draw:layer="layout" svg:width="16cm" svg:height="11cm" svg:x="2.7cm" svg:y="2.2cm">
          <text:p text:style-name="P1">EntityPanel</text:p>
        </draw:rect>
        <draw:rect draw:style-name="gr2" draw:text-style-name="P2" draw:layer="layout" svg:width="7cm" svg:height="3cm" svg:x="3.5cm" svg:y="3.2cm">
          <text:p text:style-name="P1">EntityEditPanel</text:p>
        </draw:rect>
        <draw:rect draw:style-name="gr2" draw:text-style-name="P2" draw:layer="layout" svg:width="6.9cm" svg:height="6cm" svg:x="3.6cm" svg:y="6.7cm">
          <text:p text:style-name="P1">EntityTablePanel</text:p>
        </draw:rect>
        <draw:rect draw:style-name="gr3" draw:text-style-name="P3" draw:layer="layout" svg:width="17.5cm" svg:height="12.5cm" svg:x="2cm" svg:y="15cm">
          <text:p text:style-name="P1">EntityApplicationModel</text:p>
        </draw:rect>
        <draw:rect draw:style-name="gr4" draw:text-style-name="P3" draw:layer="layout" svg:width="16cm" svg:height="11cm" svg:x="2.7cm" svg:y="16cm">
          <text:p text:style-name="P1">EntityModel</text:p>
        </draw:rect>
        <draw:rect draw:style-name="gr4" draw:text-style-name="P3" draw:layer="layout" svg:width="7cm" svg:height="3cm" svg:x="3.5cm" svg:y="17cm">
          <text:p text:style-name="P1">EntityEditModel</text:p>
        </draw:rect>
        <draw:rect draw:style-name="gr2" draw:text-style-name="P2" draw:layer="layout" svg:width="6.9cm" svg:height="9.5cm" svg:x="10.7cm" svg:y="3.2cm">
          <text:p text:style-name="P1">EntityPanel</text:p>
          <text:p text:style-name="P1">(detail panel)</text:p>
        </draw:rect>
        <draw:rect draw:style-name="gr4" draw:text-style-name="P3" draw:layer="layout" svg:width="6.9cm" svg:height="6cm" svg:x="3.5cm" svg:y="20.5cm">
          <text:p text:style-name="P1">EntityTableModel</text:p>
        </draw:rect>
        <draw:rect draw:style-name="gr4" draw:text-style-name="P3" draw:layer="layout" svg:width="6.9cm" svg:height="9.5cm" svg:x="10.6cm" svg:y="17cm">
          <text:p text:style-name="P1">EntityModel</text:p>
          <text:p text:style-name="P1">(detail model)</text:p>
        </draw:rect>
        <draw:frame draw:style-name="gr5" draw:text-style-name="P4" draw:layer="layout" svg:width="17.5cm" svg:height="1.187cm" svg:x="2cm" svg:y="1cm">
          <draw:text-box>
            <text:p/>
          </draw:text-box>
        </draw:frame>
        <draw:rect draw:style-name="gr2" draw:text-style-name="P5" draw:layer="layout" svg:width="6cm" svg:height="1cm" svg:x="4cm" svg:y="7.8cm">
          <text:p text:style-name="P1"><text:span text:style-name="T1">EntityTableConditionPanel</text:span></text:p>
        </draw:rect>
        <draw:rect draw:style-name="gr4" draw:text-style-name="P6" draw:layer="layout" svg:width="6cm" svg:height="1cm" svg:x="4cm" svg:y="21.6cm">
          <text:p text:style-name="P1"><text:span text:style-name="T1">EntityTableConditionModel</text:span></text:p>
        </draw:rect>
        <draw:rect draw:style-name="gr4" draw:text-style-name="P6" draw:layer="layout" svg:width="6cm" svg:height="2.7cm" svg:x="4cm" svg:y="23.3cm">
          <text:p text:style-name="P1"><text:span text:style-name="T1">EntityTableSelectionModel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left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6.2$Linux_X86_64 LibreOffice_project/00$Build-2</meta:generator>
    <meta:initial-creator>Björn Darri Sigurðsson</meta:initial-creator>
    <meta:creation-date>2010-04-14T18:41:44</meta:creation-date>
    <dc:creator>Bjorn Sigurdsson</dc:creator>
    <dc:date>2017-11-14T16:54:50.743207246</dc:date>
    <meta:editing-cycles>4</meta:editing-cycles>
    <meta:editing-duration>PT8M18S</meta:editing-duration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